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top="0cm" fo:margin-bottom="0.508cm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DeepFake Detecti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İnci Meliha BAYTAŞ</text:p>
            <text:p>Baran Deniz KORKMAZ</text:p>
            <text:p>Doğukan KALKAN</text:p>
            <text:p/>
            <text:p>September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blem Definition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header>
                <text:p>DeepFake creation has become very popular due to</text:p>
                <text:list>
                  <text:list-item>
                    <text:p>Free access to large-scale public databases</text:p>
                  </text:list-item>
                  <text:list-item>
                    <text:p>Fast progress of deep learning techniques, especially GANs</text:p>
                  </text:list-item>
                </text:list>
              </text:list-header>
            </text:list>
          </draw:text-box>
        </draw:frame>
        <draw:frame presentation:style-name="pr6" draw:layer="layout" svg:width="26cm" svg:height="6.677cm" svg:x="1cm" svg:y="12.812cm" presentation:class="outline">
          <draw:text-box>
            <text:list text:style-name="L2">
              <text:list-header>
                <text:p>Such creations can be used with malevolent intentions, therefore pose a huge threat into privac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epFake Detection</text:p>
          </draw:text-box>
        </draw:frame>
        <draw:frame presentation:style-name="pr5" draw:text-style-name="P2" draw:layer="layout" svg:width="26cm" svg:height="4.152cm" svg:x="1cm" svg:y="5.5cm" presentation:class="outline" presentation:user-transformed="true">
          <draw:text-box>
            <text:list text:style-name="L2">
              <text:list-header>
                <text:p><text:span text:style-name="T1">DeepFake Detection Systems by:</text:span></text:p>
                <text:list>
                  <text:list-item>
                    <text:p><text:span text:style-name="T1">Shallow Models</text:span></text:p>
                  </text:list-item>
                  <text:list-item>
                    <text:p><text:span text:style-name="T1">Deep Models</text:span></text:p>
                  </text:list-item>
                </text:list>
              </text:list-header>
            </text:list>
          </draw:text-box>
        </draw:frame>
        <draw:frame presentation:style-name="pr6" draw:text-style-name="P4" draw:layer="layout" svg:width="26cm" svg:height="6.677cm" svg:x="1cm" svg:y="10.595cm" presentation:class="outline" presentation:user-transformed="true">
          <draw:text-box>
            <text:list text:style-name="L2">
              <text:list-header>
                <text:p text:style-name="P3"><text:span text:style-name="T2">Approaches in DeepFake Detection:</text:span></text:p>
                <text:list>
                  <text:list-item>
                    <text:p><text:span text:style-name="T2">Traditional Approach</text:span></text:p>
                    <text:list>
                      <text:list-item>
                        <text:p><text:span text:style-name="T2">1. Extrinsic Features: Embedding unique signals into original images (e.g. digital watermarking)</text:span></text:p>
                      </text:list-item>
                      <text:list-item>
                        <text:p><text:span text:style-name="T2">2. Intrinsic Features: Discovering intrinsic and invariant features from the original images</text:span></text:p>
                      </text:list-item>
                    </text:list>
                  </text:list-item>
                  <text:list-item>
                    <text:p><text:span text:style-name="T2">Modern Approach</text:span></text:p>
                    <text:list>
                      <text:list-item>
                        <text:p><text:span text:style-name="T2">Traditional forgery detection techniques do not respond into the requirements for the fake images generated by GANs since their image content are made by deep neural network directly.</text:span></text:p>
                      </text:list-item>
                      <text:list-item>
                        <text:p><text:span text:style-name="T2">Such images does not contain any abnormalities in statistical properties in the intrinsic features, leading traditional forgery detection approach to fail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DeepFake Detec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DeepFakes can be abused to cause</text:p>
                <text:list>
                  <text:list-item>
                    <text:p>Political, social, religious, and economic misunderstandings within society</text:p>
                  </text:list-item>
                  <text:list-item>
                    <text:p>Misleading public</text:p>
                  </text:list-item>
                  <text:list-item>
                    <text:p>Affecting results in elections</text:p>
                  </text:list-item>
                  <text:list-item>
                    <text:p>Creating chaos in financial markets</text:p>
                  </text:list-item>
                  <text:list-item>
                    <text:p>Blackmailing</text:p>
                  </text:list-item>
                  <text:list-item>
                    <text:p>Violation of privacy and identity, etc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epFake Cre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nderstanding the creation procedures of deepfakes are key to produce efficient detection systems.</text:p>
                <text:list>
                  <text:list-item>
                    <text:p>The evolution of deep learning techniques has eliminated many manual editing steps in creation.</text:p>
                  </text:list-item>
                </text:list>
              </text:list-item>
              <text:list-item>
                <text:p>Modern techniques are based on:</text:p>
                <text:list>
                  <text:list-item>
                    <text:p>Autoencoders</text:p>
                  </text:list-item>
                  <text:list-item>
                    <text:p>GANs</text:p>
                  </text:list-item>
                </text:list>
              </text:list-item>
              <text:list-item>
                <text:p>Each fake images may be characterized by a spesific GAN fingerprint. </text:p>
                <text:list>
                  <text:list-item>
                    <text:p>Alike natural images are identified by a device-based fingerprint (i.e. PRNU - Considered as the fingerprint of digital cameras left in the images by the cameras)</text:p>
                  </text:list-item>
                </text:list>
              </text:list-item>
              <text:list-item>
                <text:p>CHALLENGE: </text:p>
                <text:list>
                  <text:list-item>
                    <text:p>The recent studies mainly provide good accuracy results for the database(s) used in training (however we still observe poor generalization issues). </text:p>
                  </text:list-item>
                  <text:list-item>
                    <text:p>This is mainly because the GAN-fingerprint information present in fake images generated by GANs (Karras et al.). </text:p>
                  </text:list-item>
                  <text:list-item>
                    <text:p>Recent studies have been proposed in the literature to remove such GAN fingerprints from the fake images while keeping very realistic appearance. </text:p>
                  </text:list-item>
                  <text:list-item>
                    <text:p>This situation will lead into bigger challenges even for the most advanced manipulation detectors in the fu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epFake Cre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studies mainly focus on 4 kinds of face manipulations in the genearation of deepfake detection systems:</text:p>
                <text:list>
                  <text:list-item>
                    <text:p><text:span text:style-name="T3">1. Entire Face Synthesis</text:span>: This manipulation creates entire non-existent face images, usually through powerful GANs (e.g. StyleGAN, ProGAN).</text:p>
                  </text:list-item>
                  <text:list-item>
                    <text:p><text:span text:style-name="T3">2. Identity Swap</text:span>: This manipulation consists of replacing the face of one person in a video with the face of another person.</text:p>
                  </text:list-item>
                  <text:list-item>
                    <text:p><text:span text:style-name="T3">3. Attribute Manipulation</text:span>: This manipulation consists of modifying some attributes of the face such as the colour of the hair or the skin, the gender, the age, adding glasses, etc.</text:p>
                  </text:list-item>
                  <text:list-item>
                    <text:p><text:span text:style-name="T3">4. Expression Swap (Face Reenactment)</text:span>: This manipulation consists of modifying the facial expression of a pers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halleng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eed to a large database of real and fake images/videos for training.</text:p>
                <text:list>
                  <text:list-item>
                    <text:p>Addressed by the use of GANs in the creation of deepfakes. (Koshunov and Marcel)</text:p>
                  </text:list-item>
                </text:list>
              </text:list-item>
              <text:list-item>
                <text:p>Advanced creation techniques require more complex solutions.</text:p>
              </text:list-item>
              <text:list-item>
                <text:p>Hard to generalize.</text:p>
                <text:list>
                  <text:list-item>
                    <text:p>Training by deepfakes generated by all kinds of GANs is extremely infeasible. </text:p>
                  </text:list-item>
                  <text:list-item>
                    <text:p>GANs are constantly evolving and advancing.</text:p>
                  </text:list-item>
                </text:list>
              </text:list-item>
              <text:list-item>
                <text:p>Detection of images and video frames requires different techniques.</text:p>
              </text:list-item>
              <text:list-item>
                <text:p>Detection in low-quality video frames is relatively harder.</text:p>
                <text:list>
                  <text:list-item>
                    <text:p>Sabir et al. has studied a deepfake detection system that analyzed only the low quality videos which we will see la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ate-of-Art Techniqu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ang et al. (2020)</text:p>
                <text:list>
                  <text:list-item>
                    <text:p>Method: Deep Learning Features</text:p>
                  </text:list-item>
                  <text:list-item>
                    <text:p>Classifiers: CNN + Attention Mechanism</text:p>
                  </text:list-item>
                  <text:list-item>
                    <text:p>Description:</text:p>
                    <text:list>
                      <text:list-item>
                        <text:p>Attention mechanisms have been applied to further improve the training process of the detection systems.</text:p>
                      </text:list-item>
                      <text:list-item>
                        <text:p>Impressive results show the importance of novel attention mechanisms.</text:p>
                      </text:list-item>
                    </text:list>
                  </text:list-item>
                </text:list>
              </text:list-item>
              <text:list-item>
                <text:p text:style-name="P5">Li et al. (2019)</text:p>
                <text:list>
                  <text:list-item>
                    <text:p>Method: Face Warping Features</text:p>
                  </text:list-item>
                  <text:list-item>
                    <text:p>Classifiers: CNN</text:p>
                  </text:list-item>
                  <text:list-item>
                    <text:p>Description:</text:p>
                    <text:list>
                      <text:list-item>
                        <text:p>Li and Lyu suggested that some DeepFake algorithms can only create images with limited resolution, which need to be further warped to match the original faces in the source video.</text:p>
                      </text:list-item>
                      <text:list-item>
                        <text:p>Such transforms leave distinctive artifacts in the resulting fake video.</text:p>
                      </text:list-item>
                      <text:list-item>
                        <text:p>The authors proposed a detection system based on CNNs to detect the presence of such artifacts from the detected face regions and the surrounding areas.</text:p>
                      </text:list-item>
                    </text:list>
                  </text:list-item>
                </text:list>
              </text:list-item>
              <text:list-item>
                <text:p text:style-name="P5">Rössler et al. (2019)</text:p>
                <text:list>
                  <text:list-item>
                    <text:p>Method: Mesoscopic Features, Steganalysis Features, Deep Learning Features</text:p>
                  </text:list-item>
                  <text:list-item>
                    <text:p>Classifiers: CNN</text:p>
                  </text:list-item>
                  <text:list-item>
                    <text:p>Description:</text:p>
                    <text:list>
                      <text:list-item>
                        <text:p>Five different detection systems were evaluated.</text:p>
                      </text:list-item>
                      <text:list-item>
                        <text:p>The CNN-based system XCeptionNet pretrained using ImageNet database and re-trained for the face manipulation detection task (provided best results)</text:p>
                      </text:list-item>
                      <text:list-item>
                        <text:p>The detection systems were also evaluated using different video quality levels</text:p>
                      </text:list-item>
                      <text:list-item>
                        <text:p>The accuracy of all detection systems decreased as the video quality gets lower, remarking how challenging this task is in real scenarios</text:p>
                      </text:list-item>
                    </text:list>
                  </text:list-item>
                </text:list>
              </text:list-item>
              <text:list-item>
                <text:p text:style-name="P5">Sabir et al. (2019)</text:p>
                <text:list>
                  <text:list-item>
                    <text:p>Method: Image + Temporal Features</text:p>
                  </text:list-item>
                  <text:list-item>
                    <text:p>Classifiers: CNN + RNN (LSTM)</text:p>
                  </text:list-item>
                  <text:list-item>
                    <text:p>Description:</text:p>
                    <text:list>
                      <text:list-item>
                        <text:p>Detection of fake videos based on using the temporal information present in the stream.</text:p>
                      </text:list-item>
                      <text:list-item>
                        <text:p>The intuition is to exploit temporal discrepancies across frames.</text:p>
                      </text:list-item>
                      <text:list-item>
                        <text:p>Only the low-quality videos were considered in the analys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State-of-Art Techniqu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Holosana et al. (2020)</text:p>
                <text:list>
                  <text:list-item>
                    <text:p>Method: Facial Regions Features</text:p>
                  </text:list-item>
                  <text:list-item>
                    <text:p>Classifiers: CNN</text:p>
                  </text:list-item>
                  <text:list-item>
                    <text:p>Description:</text:p>
                    <text:list>
                      <text:list-item>
                        <text:p>The discriminative power of each facial region for the detection of fake videos were studied.</text:p>
                      </text:list-item>
                      <text:list-item>
                        <text:p>Lower accuracy levels on 2nd generation databases are observed compared to 1st generation databases.</text:p>
                      </text:list-item>
                      <text:list-item>
                        <text:p>A separate fake detection system was spesifically trained for each database.</text:p>
                      </text:list-item>
                    </text:list>
                  </text:list-item>
                </text:list>
              </text:list-item>
              <text:list-item>
                <text:p text:style-name="P5">Afchar et al. (2018)</text:p>
                <text:list>
                  <text:list-item>
                    <text:p>Method: Mesoscopic Features</text:p>
                  </text:list-item>
                  <text:list-item>
                    <text:p>Classifiers: CNN</text:p>
                  </text:list-item>
                  <text:list-item>
                    <text:p>Description:</text:p>
                    <text:list>
                      <text:list-item>
                        <text:p>Proposed two different networks composed of few layers to focus on mesoscopic features of the images.</text:p>
                      </text:list-item>
                      <text:list-item>
                        <text:p>The pre-trained model was tested against unseen databases after tested on the private database and the results have proved their approach to be robust in some cases such as with FaceForensics++</text:p>
                      </text:list-item>
                    </text:list>
                  </text:list-item>
                </text:list>
              </text:list-item>
              <text:list-item>
                <text:p text:style-name="P5">Hsu et al. (2020)</text:p>
                <text:list>
                  <text:list-item>
                    <text:p>Method: Two-Phase Deep Learning</text:p>
                  </text:list-item>
                  <text:list-item>
                    <text:p>Classifiers:</text:p>
                    <text:list>
                      <text:list-item>
                        <text:p>Stage 1: CFFN, Siamese Network</text:p>
                      </text:list-item>
                      <text:list-item>
                        <text:p>Stage 2: CN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Available Data Se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ccording to the manipulation technique used in the creation of their content:</text:p>
                <text:list>
                  <text:list-item>
                    <text:p>1. Entire Face Syntesis:</text:p>
                    <text:list>
                      <text:list-item>
                        <text:p>100-K Generated Images (2019)</text:p>
                      </text:list-item>
                      <text:list-item>
                        <text:p>100K-Faces</text:p>
                      </text:list-item>
                      <text:list-item>
                        <text:p>DFFD (2020)</text:p>
                      </text:list-item>
                      <text:list-item>
                        <text:p>iFakeFaceDB (2020)</text:p>
                      </text:list-item>
                    </text:list>
                  </text:list-item>
                  <text:list-item>
                    <text:p>2. Identity Swap:</text:p>
                    <text:list>
                      <text:list-item>
                        <text:p>1<text:span text:style-name="T4">st</text:span> Generation:</text:p>
                        <text:list>
                          <text:list-item>
                            <text:p>UADFV (2018)</text:p>
                          </text:list-item>
                          <text:list-item>
                            <text:p>DeepFakeTIMIT (2018)</text:p>
                          </text:list-item>
                          <text:list-item>
                            <text:p>FakeForensics++ (2019)</text:p>
                          </text:list-item>
                        </text:list>
                      </text:list-item>
                      <text:list-item>
                        <text:p>2<text:span text:style-name="T4">nd</text:span> Generation:</text:p>
                        <text:list>
                          <text:list-item>
                            <text:p>DeepFakeDetection (2019)</text:p>
                          </text:list-item>
                          <text:list-item>
                            <text:p>Celeb-DF (2019)</text:p>
                          </text:list-item>
                          <text:list-item>
                            <text:p>DFDC Preview (2019)</text:p>
                          </text:list-item>
                        </text:list>
                      </text:list-item>
                    </text:list>
                  </text:list-item>
                  <text:list-item>
                    <text:p>3. Attribute Manipulation:</text:p>
                    <text:list>
                      <text:list-item>
                        <text:p>Diverse Fake Face Dataset (DFFD)</text:p>
                      </text:list-item>
                    </text:list>
                  </text:list-item>
                  <text:list-item>
                    <text:p>4. Expression Swap:</text:p>
                    <text:list>
                      <text:list-item>
                        <text:p>FaceForensics++</text:p>
                      </text:list-item>
                    </text:list>
                  </text:list-item>
                </text:list>
              </text:list-item>
              <text:list-item>
                <text:p>Other Public Datasets:</text:p>
                <text:list>
                  <text:list-item>
                    <text:p>VidTIMIT</text:p>
                  </text:list-item>
                  <text:list-item>
                    <text:p>Idiap Research Institute Replay-Attack Data Set</text:p>
                  </text:list-item>
                  <text:list-item>
                    <text:p>Deepfake Face Swapping Data Set by Afchar et al.</text:p>
                  </text:list-item>
                  <text:list-item>
                    <text:p>The fully computer-generated image data set by Rahmouni et al.</text:p>
                  </text:list-item>
                  <text:list-item>
                    <text:p>DARPA MediFor GAN Image/Video Challenge Data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1. Deep Learning for Deepfakes Creation and Detection: A Survey; Nguyen et al.; 2020</text:p>
                  </text:list-item>
                  <text:list-item>
                    <text:p>2. DeepFakes and Beyond: A Survey of Face Manipulation and Fake Detection; Tolosana et al.; 202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3T1">
        <draw:frame presentation:style-name="pr9" draw:layer="layout" svg:width="13cm" svg:height="6cm" svg:x="7.5cm" svg:y="7.5cm" presentation:class="titl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00:37:09.092001878</meta:creation-date>
    <meta:editing-duration>PT28M56S</meta:editing-duration>
    <meta:editing-cycles>14</meta:editing-cycles>
    <meta:generator>LibreOffice/6.0.7.3$Linux_X86_64 LibreOffice_project/00m0$Build-3</meta:generator>
    <dc:title>Midnightblue</dc:title>
    <dc:date>2020-09-21T20:35:11.859906369</dc:date>
    <meta:document-statistic meta:object-count="97"/>
  </office:meta>
</office:document-meta>
</file>